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502cm" fo:min-width="2.9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962cm" fo:min-width="1.743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962cm" fo:min-width="1.476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962cm" fo:min-width="2.194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2" draw:id="id2" draw:layer="layout" svg:width="4.826cm" svg:height="1.714cm" svg:x="15.748cm" svg:y="8.382cm">
          <text:p text:style-name="P4">Shipping l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4.826cm" svg:height="2.476cm" svg:x="16.641cm" svg:y="12.992cm">
          <text:p text:style-name="P6"><text:span text:style-name="T1">1.route</text:span></text:p>
          <text:p text:style-name="P6"><text:span text:style-name="T1">2.shipping lines</text:span></text:p>
          <text:p text:style-name="P6"><text:span text:style-name="T1">3. list of ships</text:span></text:p>
          <text:p text:style-name="P6"><text:span text:style-name="T1">4. list of bookables</text:span></text:p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xml:id="id1" draw:id="id1" draw:layer="layout" svg:width="8.636cm" svg:height="1.27cm" svg:x="10.668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5" xml:id="id3" draw:id="id3" draw:layer="layout" svg:width="10.16cm" svg:height="1.27cm" svg:x="8.89cm" svg:y="5.842cm">
          <text:p text:style-name="P4">*routes 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.826cm" svg:height="1.714cm" svg:x="6.604cm" svg:y="13.526cm">
          <text:p text:style-name="P8"><text:span text:style-name="T1">Select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14.986cm" svg:y1="2.54cm" svg:x2="18.161cm" svg:y2="8.382cm" draw:start-shape="id1" draw:start-glue-point="2" draw:end-shape="id2" draw:end-glue-point="4" svg:d="M14986 2540v2921h3175v2921" svg:viewBox="0 0 3176 5843">
          <text:p/>
        </draw:connector>
        <draw:custom-shape draw:style-name="gr7" draw:text-style-name="P10" xml:id="id5" draw:id="id5" draw:layer="layout" svg:width="4.826cm" svg:height="1.714cm" svg:x="11.684cm" svg:y="13.526cm">
          <text:p text:style-name="P8"><text:span text:style-name="T1">Select Shipping 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8.89cm" svg:y1="6.477cm" svg:x2="9.017cm" svg:y2="13.526cm" draw:start-shape="id3" draw:start-glue-point="3" draw:end-shape="id4" draw:end-glue-point="4" svg:d="M8890 6477h-501v3842h628v3207" svg:viewBox="0 0 629 7050">
          <text:p/>
        </draw:connector>
        <draw:connector draw:style-name="gr13" draw:text-style-name="P9" draw:layer="layout" svg:x1="18.161cm" svg:y1="10.096cm" svg:x2="14.097cm" svg:y2="13.526cm" draw:start-shape="id2" draw:start-glue-point="8" draw:end-shape="id5" draw:end-glue-point="4" svg:d="M18161 10096v1716h-4064v1714" svg:viewBox="0 0 4065 3431">
          <text:p/>
        </draw:connector>
        <draw:connector draw:style-name="gr13" draw:text-style-name="P9" draw:layer="layout" draw:line-skew="-1.061cm" svg:x1="10.724cm" svg:y1="13.777cm" svg:x2="19.054cm" svg:y2="12.992cm" draw:start-shape="id4" draw:start-glue-point="11" draw:end-shape="id6" draw:end-glue-point="4" svg:d="M10724 13777v-2347h8330v1562" svg:viewBox="0 0 8331 2348">
          <text:p/>
        </draw:connector>
        <draw:connector draw:style-name="gr13" draw:text-style-name="P9" draw:layer="layout" svg:x1="15.804cm" svg:y1="13.777cm" svg:x2="17.347cm" svg:y2="13.354cm" draw:start-shape="id5" draw:start-glue-point="11" draw:end-shape="id6" draw:end-glue-point="5" svg:d="M15804 13777v-1286h1543v863" svg:viewBox="0 0 1544 1287">
          <text:p/>
        </draw:connector>
        <draw:custom-shape draw:style-name="gr14" draw:text-style-name="P10" xml:id="id7" draw:id="id7" draw:layer="layout" svg:width="3.171cm" svg:height="1.714cm" svg:x="21.59cm" svg:y="13.462cm">
          <text:p text:style-name="P8"><text:span text:style-name="T1">Select book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8" draw:id="id8" draw:layer="layout" svg:width="2.794cm" svg:height="1.714cm" svg:x="24.892cm" svg:y="13.462cm">
          <text:p text:style-name="P8"><text:span text:style-name="T1">Container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20.761cm" svg:y1="13.354cm" svg:x2="23.176cm" svg:y2="13.462cm" draw:start-shape="id6" draw:start-glue-point="11" draw:end-shape="id7" draw:end-glue-point="4" svg:d="M20761 13354v-863h2415v971" svg:viewBox="0 0 2416 972">
          <text:p/>
        </draw:connector>
        <draw:connector draw:style-name="gr13" draw:text-style-name="P9" draw:layer="layout" svg:x1="24.297cm" svg:y1="13.713cm" svg:x2="26.289cm" svg:y2="13.462cm" draw:start-shape="id7" draw:start-glue-point="11" draw:end-shape="id8" draw:end-glue-point="4" svg:d="M24297 13713v-752h1992v501" svg:viewBox="0 0 1993 753">
          <text:p/>
        </draw:connector>
        <draw:custom-shape draw:style-name="gr10" draw:text-style-name="P5" xml:id="id10" draw:id="id10" draw:layer="layout" svg:width="8.636cm" svg:height="1.27cm" svg:x="12.954cm" svg:y="18.796cm">
          <text:p text:style-name="P4">consignment.json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23.495cm" svg:y1="17.526cm" svg:x2="17.272cm" svg:y2="18.796cm" draw:start-shape="id9" draw:start-glue-point="8" draw:end-shape="id10" draw:end-glue-point="0" svg:d="M23495 17526v636h-6223v634" svg:viewBox="0 0 6224 1271">
          <text:p/>
        </draw:connector>
        <draw:custom-shape draw:style-name="gr16" draw:text-style-name="P10" xml:id="id9" draw:id="id9" draw:layer="layout" svg:width="3.81cm" svg:height="1.714cm" svg:x="21.59cm" svg:y="15.812cm">
          <text:p text:style-name="P8"><text:span text:style-name="T1">Packet type</text:span></text:p>
          <text:p text:style-name="P8"><text:span text:style-name="T1">&amp;</text:span></text:p>
          <text:p text:style-name="P8"><text:span text:style-name="T1">Packet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26.289cm" svg:y1="15.176cm" svg:x2="25.4cm" svg:y2="16.669cm" draw:start-shape="id8" draw:start-glue-point="8" draw:end-shape="id9" draw:end-glue-point="10" svg:d="M26289 15176v1493h-889" svg:viewBox="0 0 890 1494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6T12:57:38.146811612</dc:date>
    <meta:editing-duration>PT6H43M41S</meta:editing-duration>
    <meta:editing-cycles>66</meta:editing-cycles>
    <meta:generator>LibreOffice/6.4.6.2$Linux_X86_64 LibreOffice_project/40$Build-2</meta:generator>
    <meta:document-statistic meta:object-count="60"/>
  </office:meta>
</office:document-meta>
</file>